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14.91pt"/>
    </style:style>
    <style:style style:name="co6" style:family="table-column">
      <style:table-column-properties fo:break-before="auto" style:column-width="342.99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fastNewN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rying solvers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ppsatIJCAR (scala uppsat.jar -a=0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psatNew (scala uppsat.jar -a=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--- RESULTS -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uppsatIJCAR</text:p>
          </table:table-cell>
          <table:table-cell office:value-type="string" calcext:value-type="string">
            <text:p>uppsatNew</text:p>
          </table:table-cell>
          <table:table-cell/>
          <table:table-cell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6.756478" calcext:value-type="float">
            <text:p>6.756478</text:p>
          </table:table-cell>
          <table:table-cell office:value-type="float" office:value="7.7519407" calcext:value-type="float">
            <text:p>7.75194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sat/div2.c.1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6.373287" calcext:value-type="float">
            <text:p>16.373287</text:p>
          </table:table-cell>
          <table:table-cell office:value-type="float" office:value="16.082191" calcext:value-type="float">
            <text:p>16.0821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sat/div2.c.2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9.915645" calcext:value-type="float">
            <text:p>9.915645</text:p>
          </table:table-cell>
          <table:table-cell office:value-type="float" office:value="9.975377" calcext:value-type="float">
            <text:p>9.975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2.c.3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8237552" calcext:value-type="float">
            <text:p>0.8237552</text:p>
          </table:table-cell>
          <table:table-cell office:value-type="float" office:value="0.8081517" calcext:value-type="float">
            <text:p>0.8081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2.c.3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2.442976" calcext:value-type="float">
            <text:p>12.442976</text:p>
          </table:table-cell>
          <table:table-cell office:value-type="float" office:value="10.449807" calcext:value-type="float">
            <text:p>10.4498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2.c.4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8.199875" calcext:value-type="float">
            <text:p>18.199875</text:p>
          </table:table-cell>
          <table:table-cell office:value-type="float" office:value="14.964445" calcext:value-type="float">
            <text:p>14.964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2.c.5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4.681128" calcext:value-type="float">
            <text:p>4.681128</text:p>
          </table:table-cell>
          <table:table-cell office:value-type="float" office:value="8.799994" calcext:value-type="float">
            <text:p>8.799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./../../benchmarks/QF_FP_R/griggio/sat/div3.c.1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9.294548" calcext:value-type="float">
            <text:p>9.294548</text:p>
          </table:table-cell>
          <table:table-cell office:value-type="float" office:value="17.852568" calcext:value-type="float">
            <text:p>17.8525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./../../benchmarks/QF_FP_R/griggio/sat/div3.c.2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24.139399" calcext:value-type="float">
            <text:p>24.139399</text:p>
          </table:table-cell>
          <table:table-cell office:value-type="float" office:value="8.654941" calcext:value-type="float">
            <text:p>8.6549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3.c.3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8675571" calcext:value-type="float">
            <text:p>0.8675571</text:p>
          </table:table-cell>
          <table:table-cell office:value-type="float" office:value="1.6222533" calcext:value-type="float">
            <text:p>1.6222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3.c.3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-</text:p>
          </table:table-cell>
          <table:table-cell office:value-type="float" office:value="28.24793" calcext:value-type="float">
            <text:p>28.24793</text:p>
          </table:table-cell>
          <table:table-cell office:value-type="string" calcext:value-type="string">
            <text:p><text:s/>t/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../../../benchmarks/QF_FP_R/griggio/sat/div3.c.40.smt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../../../benchmarks/QF_FP_R/griggio/sat/div3.c.50.smt2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4.677706" calcext:value-type="float">
            <text:p>4.677706</text:p>
          </table:table-cell>
          <table:table-cell office:value-type="float" office:value="2.8406427" calcext:value-type="float">
            <text:p>2.84064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.c.1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9.088318" calcext:value-type="float">
            <text:p>9.088318</text:p>
          </table:table-cell>
          <table:table-cell office:value-type="float" office:value="4.9866166" calcext:value-type="float">
            <text:p>4.9866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.c.2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-</text:p>
          </table:table-cell>
          <table:table-cell office:value-type="float" office:value="19.45855" calcext:value-type="float">
            <text:p>19.45855</text:p>
          </table:table-cell>
          <table:table-cell office:value-type="string" calcext:value-type="string">
            <text:p><text:s/>t/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../../../benchmarks/QF_FP_R/griggio/sat/div.c.30.smt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7856453" calcext:value-type="float">
            <text:p>0.7856453</text:p>
          </table:table-cell>
          <table:table-cell office:value-type="float" office:value="0.6579154" calcext:value-type="float">
            <text:p>0.6579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.c.3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2.342515" calcext:value-type="float">
            <text:p>12.342515</text:p>
          </table:table-cell>
          <table:table-cell office:value-type="float" office:value="9.165878" calcext:value-type="float">
            <text:p>9.165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.c.4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7.668585" calcext:value-type="float">
            <text:p>17.668585</text:p>
          </table:table-cell>
          <table:table-cell office:value-type="float" office:value="15.079986" calcext:value-type="float">
            <text:p>15.079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div.c.5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87862" calcext:value-type="float">
            <text:p>0.87862</text:p>
          </table:table-cell>
          <table:table-cell office:value-type="float" office:value="0.6741061" calcext:value-type="float">
            <text:p>0.6741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e1_1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8886426" calcext:value-type="float">
            <text:p>0.8886426</text:p>
          </table:table-cell>
          <table:table-cell office:value-type="float" office:value="0.6475132" calcext:value-type="float">
            <text:p>0.6475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e1_2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.0685266" calcext:value-type="float">
            <text:p>1.0685266</text:p>
          </table:table-cell>
          <table:table-cell office:value-type="float" office:value="1.5517534" calcext:value-type="float">
            <text:p>1.55175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./../../benchmarks/QF_FP_R/griggio/sat/e1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9019176" calcext:value-type="float">
            <text:p>0.9019176</text:p>
          </table:table-cell>
          <table:table-cell office:value-type="float" office:value="0.82155263" calcext:value-type="float">
            <text:p>0.8215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e2_1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8518092" calcext:value-type="float">
            <text:p>0.8518092</text:p>
          </table:table-cell>
          <table:table-cell office:value-type="float" office:value="1.4264988" calcext:value-type="float">
            <text:p>1.4264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sat/e2_2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8599047" calcext:value-type="float">
            <text:p>0.8599047</text:p>
          </table:table-cell>
          <table:table-cell office:value-type="float" office:value="0.6776801" calcext:value-type="float">
            <text:p>0.6776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e2_3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63227624" calcext:value-type="float">
            <text:p>0.63227624</text:p>
          </table:table-cell>
          <table:table-cell office:value-type="float" office:value="0.67852294" calcext:value-type="float">
            <text:p>0.67852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e2a_1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6893593" calcext:value-type="float">
            <text:p>0.6893593</text:p>
          </table:table-cell>
          <table:table-cell office:value-type="float" office:value="0.77546215" calcext:value-type="float">
            <text:p>0.77546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e2a_2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60262734" calcext:value-type="float">
            <text:p>0.60262734</text:p>
          </table:table-cell>
          <table:table-cell office:value-type="float" office:value="2.2701497" calcext:value-type="float">
            <text:p>2.27014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/../../benchmarks/QF_FP_R/griggio/sat/e2a_3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.240624" calcext:value-type="float">
            <text:p>1.240624</text:p>
          </table:table-cell>
          <table:table-cell office:value-type="float" office:value="1.1454911" calcext:value-type="float">
            <text:p>1.14549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e2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4.373936" calcext:value-type="float">
            <text:p>4.373936</text:p>
          </table:table-cell>
          <table:table-cell office:value-type="float" office:value="7.7525325" calcext:value-type="float">
            <text:p>7.75253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/../../benchmarks/QF_FP_R/griggio/sat/e3_1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.0385777" calcext:value-type="float">
            <text:p>1.0385777</text:p>
          </table:table-cell>
          <table:table-cell office:value-type="float" office:value="0.8843202" calcext:value-type="float">
            <text:p>0.8843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e3_2.c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16.463017" calcext:value-type="float">
            <text:p>16.463017</text:p>
          </table:table-cell>
          <table:table-cell office:value-type="float" office:value="16.566055" calcext:value-type="float">
            <text:p>16.5660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e3.c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.8863869" calcext:value-type="float">
            <text:p>1.8863869</text:p>
          </table:table-cell>
          <table:table-cell office:value-type="float" office:value="11.836189" calcext:value-type="float">
            <text:p>11.8361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/../../benchmarks/QF_FP_R/griggio/sat/mult1.c.1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7.446804" calcext:value-type="float">
            <text:p>7.446804</text:p>
          </table:table-cell>
          <table:table-cell office:value-type="float" office:value="12.265579" calcext:value-type="float">
            <text:p>12.2655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./../../benchmarks/QF_FP_R/griggio/sat/mult1.c.2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1.457542" calcext:value-type="float">
            <text:p>11.457542</text:p>
          </table:table-cell>
          <table:table-cell office:value-type="float" office:value="28.41102" calcext:value-type="float">
            <text:p>28.411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./../../benchmarks/QF_FP_R/griggio/sat/mult1.c.3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7299351" calcext:value-type="float">
            <text:p>0.7299351</text:p>
          </table:table-cell>
          <table:table-cell office:value-type="float" office:value="0.8141614" calcext:value-type="float">
            <text:p>0.8141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mult1.c.3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7.060587" calcext:value-type="float">
            <text:p>7.060587</text:p>
          </table:table-cell>
          <table:table-cell office:value-type="float" office:value="5.1780214" calcext:value-type="float">
            <text:p>5.1780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mult1.c.4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-</text:p>
          </table:table-cell>
          <table:table-cell office:value-type="float" office:value="21.910555" calcext:value-type="float">
            <text:p>21.910555</text:p>
          </table:table-cell>
          <table:table-cell office:value-type="string" calcext:value-type="string">
            <text:p><text:s/>t/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../../../benchmarks/QF_FP_R/griggio/sat/mult1.c.50.smt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5.1471624" calcext:value-type="float">
            <text:p>5.1471624</text:p>
          </table:table-cell>
          <table:table-cell office:value-type="float" office:value="1.9399097" calcext:value-type="float">
            <text:p>1.93990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mult2.c.1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2.702025" calcext:value-type="float">
            <text:p>12.702025</text:p>
          </table:table-cell>
          <table:table-cell office:value-type="float" office:value="20.122314" calcext:value-type="float">
            <text:p>20.1223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sat/mult2.c.2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1.875299" calcext:value-type="float">
            <text:p>11.875299</text:p>
          </table:table-cell>
          <table:table-cell office:value-type="float" office:value="5.555258" calcext:value-type="float">
            <text:p>5.555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mult2.c.3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.4032869" calcext:value-type="float">
            <text:p>1.4032869</text:p>
          </table:table-cell>
          <table:table-cell office:value-type="float" office:value="0.89918816" calcext:value-type="float">
            <text:p>0.899188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sat/mult2.c.3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7.4464192" calcext:value-type="float">
            <text:p>7.4464192</text:p>
          </table:table-cell>
          <table:table-cell office:value-type="float" office:value="53.306072" calcext:value-type="float">
            <text:p>53.306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sat/mult2.c.4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2.376633" calcext:value-type="float">
            <text:p>12.376633</text:p>
          </table:table-cell>
          <table:table-cell office:value-type="float" office:value="9.985744" calcext:value-type="float">
            <text:p>9.985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mult2.c.50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37.34081" calcext:value-type="float">
            <text:p>37.34081</text:p>
          </table:table-cell>
          <table:table-cell office:value-type="float" office:value="37.9242" calcext:value-type="float">
            <text:p>37.92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newton.8.1.i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../../../benchmarks/QF_FP_R/griggio/sat/newton.8.2.i.smt2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../../../benchmarks/QF_FP_R/griggio/sat/newton.8.3.i.smt2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../../../benchmarks/QF_FP_R/griggio/sat/qurt.c.15.smt2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../../../benchmarks/QF_FP_R/griggio/sat/sin2.c.2.smt2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25.950993" calcext:value-type="float">
            <text:p>25.950993</text:p>
          </table:table-cell>
          <table:table-cell office:value-type="float" office:value="24.707125" calcext:value-type="float">
            <text:p>24.707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1.0.i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7.637196" calcext:value-type="float">
            <text:p>7.637196</text:p>
          </table:table-cell>
          <table:table-cell office:value-type="float" office:value="6.8738823" calcext:value-type="float">
            <text:p>6.87388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2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9602213" calcext:value-type="float">
            <text:p>6.9602213</text:p>
          </table:table-cell>
          <table:table-cell office:value-type="float" office:value="6.930708" calcext:value-type="float">
            <text:p>6.9307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3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926676" calcext:value-type="float">
            <text:p>6.926676</text:p>
          </table:table-cell>
          <table:table-cell office:value-type="float" office:value="7.0348864" calcext:value-type="float">
            <text:p>7.03488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4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9741583" calcext:value-type="float">
            <text:p>6.9741583</text:p>
          </table:table-cell>
          <table:table-cell office:value-type="float" office:value="6.8209405" calcext:value-type="float">
            <text:p>6.82094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5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8011265" calcext:value-type="float">
            <text:p>6.8011265</text:p>
          </table:table-cell>
          <table:table-cell office:value-type="float" office:value="7.156146" calcext:value-type="float">
            <text:p>7.1561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6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7.0686283" calcext:value-type="float">
            <text:p>7.0686283</text:p>
          </table:table-cell>
          <table:table-cell office:value-type="float" office:value="7.0374885" calcext:value-type="float">
            <text:p>7.03748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7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984155" calcext:value-type="float">
            <text:p>6.984155</text:p>
          </table:table-cell>
          <table:table-cell office:value-type="float" office:value="6.8944483" calcext:value-type="float">
            <text:p>6.89444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ine.8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7174077" calcext:value-type="float">
            <text:p>6.7174077</text:p>
          </table:table-cell>
          <table:table-cell office:value-type="float" office:value="6.827005" calcext:value-type="float">
            <text:p>6.8270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1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8922343" calcext:value-type="float">
            <text:p>6.8922343</text:p>
          </table:table-cell>
          <table:table-cell office:value-type="float" office:value="6.688453" calcext:value-type="float">
            <text:p>6.68845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2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../../../benchmarks/QF_FP_R/griggio/sat/square.3.0.i.smt2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7.3104186" calcext:value-type="float">
            <text:p>7.3104186</text:p>
          </table:table-cell>
          <table:table-cell office:value-type="float" office:value="6.8140855" calcext:value-type="float">
            <text:p>6.81408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4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7.2120695" calcext:value-type="float">
            <text:p>7.2120695</text:p>
          </table:table-cell>
          <table:table-cell office:value-type="float" office:value="6.896537" calcext:value-type="float">
            <text:p>6.8965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5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6.713908" calcext:value-type="float">
            <text:p>6.713908</text:p>
          </table:table-cell>
          <table:table-cell office:value-type="float" office:value="6.6921096" calcext:value-type="float">
            <text:p>6.69210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6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10.53207" calcext:value-type="float">
            <text:p>10.53207</text:p>
          </table:table-cell>
          <table:table-cell office:value-type="float" office:value="10.811552" calcext:value-type="float">
            <text:p>10.8115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7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12.468333" calcext:value-type="float">
            <text:p>12.468333</text:p>
          </table:table-cell>
          <table:table-cell office:value-type="float" office:value="12.465685" calcext:value-type="float">
            <text:p>12.4656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8.0.i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0.15982747" calcext:value-type="float">
            <text:p>0.15982747</text:p>
          </table:table-cell>
          <table:table-cell office:value-type="float" office:value="0.17803548" calcext:value-type="float">
            <text:p>0.17803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/../../benchmarks/QF_FP_R/griggio/sat/square_and_power_inverse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1.9724427" calcext:value-type="float">
            <text:p>1.9724427</text:p>
          </table:table-cell>
          <table:table-cell office:value-type="float" office:value="1.9744629" calcext:value-type="float">
            <text:p>1.97446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square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7.819963" calcext:value-type="float">
            <text:p>17.819963</text:p>
          </table:table-cell>
          <table:table-cell office:value-type="float" office:value="16.94988" calcext:value-type="float">
            <text:p>16.949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10_c1_s14052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t/o</text:p>
          </table:table-cell>
          <table:table-cell office:value-type="float" office:value="56.446396" calcext:value-type="float">
            <text:p>56.446396</text:p>
          </table:table-cell>
          <table:table-cell office:value-type="string" calcext:value-type="string">
            <text:p><text:s/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10_c1_s24300.smt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41.542057" calcext:value-type="float">
            <text:p>41.542057</text:p>
          </table:table-cell>
          <table:table-cell office:value-type="float" office:value="41.935783" calcext:value-type="float">
            <text:p>41.9357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10_c1_s29304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49.686203" calcext:value-type="float">
            <text:p>49.686203</text:p>
          </table:table-cell>
          <table:table-cell office:value-type="float" office:value="55.491142" calcext:value-type="float">
            <text:p>55.4911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1_c1_s10392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11.885929" calcext:value-type="float">
            <text:p>11.885929</text:p>
          </table:table-cell>
          <table:table-cell office:value-type="float" office:value="12.156064" calcext:value-type="float">
            <text:p>12.1560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1_c1_s5578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unsat</text:p>
          </table:table-cell>
          <table:table-cell office:value-type="string" calcext:value-type="string">
            <text:p><text:s/>unsat</text:p>
          </table:table-cell>
          <table:table-cell office:value-type="float" office:value="51.583313" calcext:value-type="float">
            <text:p>51.583313</text:p>
          </table:table-cell>
          <table:table-cell office:value-type="float" office:value="50.803562" calcext:value-type="float">
            <text:p>50.8035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1_c1_s6731.smt2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5.449796" calcext:value-type="float">
            <text:p>15.449796</text:p>
          </table:table-cell>
          <table:table-cell office:value-type="float" office:value="16.259472" calcext:value-type="float">
            <text:p>16.259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5_c1_s16641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5.3672905" calcext:value-type="float">
            <text:p>15.3672905</text:p>
          </table:table-cell>
          <table:table-cell office:value-type="float" office:value="17.420712" calcext:value-type="float">
            <text:p>17.4207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5_c1_s16867.smt2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<text:s/>sat</text:p>
          </table:table-cell>
          <table:table-cell office:value-type="float" office:value="15.690089" calcext:value-type="float">
            <text:p>15.690089</text:p>
          </table:table-cell>
          <table:table-cell office:value-type="float" office:value="16.493889" calcext:value-type="float">
            <text:p>16.4938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../../../benchmarks/QF_FP_R/griggio/sat/test_v3_r3_vr5_c1_s26769.smt2</text:p>
          </table:table-cell>
          <table:table-cell table:number-columns-repeated="2" office:value-type="string" calcext:value-type="string">
            <text:p><text:s/>s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3" meta:object-count="0"/>
    <meta:generator>LibreOffice/5.1.4.2$Linux_X86_64 LibreOffice_project/10m0$Build-2</meta:generator>
  </office:meta>
</office:document-meta>
</file>